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article class="view"&gt;&lt;img class="pelle" src="images/pelles/0501.svg" id="La_Fontaine_Cuvier" alt='1'/&gt;&lt;div class="mask"&gt;&lt;h2&gt;La Fontaine Cuvier&lt;/h2&gt;&lt;p onclick="afficher('La_Fontaine_Cuvier')"&gt; Voir plus &lt;/p&gt;&lt;/div&gt;&lt;/article&gt; &lt;article class="view"&gt;&lt;img class="pelle" src="images/pelles/0502.svg" id="Le_Collège_de_France" alt='2'/&gt;&lt;div class="mask"&gt;&lt;h2&gt;Le Collège de France&lt;/h2&gt;&lt;p onclick="afficher('Le_Collège_de_France')"&gt; Voir plus &lt;/p&gt;&lt;/div&gt;&lt;/article&gt; &lt;article class="view"&gt;&lt;img class="pelle" src="images/pelles/0503.svg" id="Le_berceau_de_l'Université" alt='3'/&gt;&lt;div class="mask"&gt;&lt;h2&gt;Le berceau de l'Université&lt;/h2&gt;&lt;p onclick="afficher('Le_berceau_de_l'Université')"&gt; Voir plus &lt;/p&gt;&lt;/div&gt;&lt;/article&gt; &lt;article class="view"&gt;&lt;img class="pelle" src="images/pelles/0504.svg" id="La_Place_Maubert" alt='4'/&gt;&lt;div class="mask"&gt;&lt;h2&gt;La Place Maubert&lt;/h2&gt;&lt;p onclick="afficher('La_Place_Maubert')"&gt; Voir plus &lt;/p&gt;&lt;/div&gt;&lt;/article&gt; &lt;article class="view"&gt;&lt;img class="pelle" src="images/pelles/0505.svg" id="La_Bibliothèque_Sainte-Geneviève" alt='5'/&gt;&lt;div class="mask"&gt;&lt;h2&gt;La Bibliothèque Sainte-Geneviève&lt;/h2&gt;&lt;p onclick="afficher('La_Bibliothèque_Sainte-Geneviève')"&gt; Voir plus &lt;/p&gt;&lt;/div&gt;&lt;/article&gt; &lt;article class="view"&gt;&lt;img class="pelle" src="images/pelles/0506.svg" id="Paul-Louis_Courier" alt='6'/&gt;&lt;div class="mask"&gt;&lt;h2&gt;Paul-Louis Courier&lt;/h2&gt;&lt;p onclick="afficher('Paul-Louis_Courier')"&gt; Voir plus &lt;/p&gt;&lt;/div&gt;&lt;/article&gt; &lt;article class="view"&gt;&lt;img class="pelle" src="images/pelles/0507.svg" id="L'Ecole_Normale_Supérieure" alt='7'/&gt;&lt;div class="mask"&gt;&lt;h2&gt;L'Ecole Normale Supérieure&lt;/h2&gt;&lt;p onclick="afficher('L'Ecole_Normale_Supérieure')"&gt; Voir plus &lt;/p&gt;&lt;/div&gt;&lt;/article&gt; &lt;article class="view"&gt;&lt;img class="pelle" src="images/pelles/0508.svg" id="Eglise_Saint-Nicolas-du-Chardonnet" alt='8'/&gt;&lt;div class="mask"&gt;&lt;h2&gt;Eglise Saint-Nicolas-du-Chardonnet&lt;/h2&gt;&lt;p onclick="afficher('Eglise_Saint-Nicolas-du-Chardonnet')"&gt; Voir plus &lt;/p&gt;&lt;/div&gt;&lt;/article&gt; &lt;article class="view"&gt;&lt;img class="pelle" src="images/pelles/0509.svg" id="Le_marché_aux_chevaux" alt='9'/&gt;&lt;div class="mask"&gt;&lt;h2&gt;Le marché aux chevaux&lt;/h2&gt;&lt;p onclick="afficher('Le_marché_aux_chevaux')"&gt; Voir plus &lt;/p&gt;&lt;/div&gt;&lt;/article&gt; &lt;article class="view"&gt;&lt;img class="pelle" src="images/pelles/0510.svg" id="Le_Chateau_de_la_Tournelle" alt='10'/&gt;&lt;div class="mask"&gt;&lt;h2&gt;Le Chateau de la Tournelle&lt;/h2&gt;&lt;p onclick="afficher('Le_Chateau_de_la_Tournelle')"&gt; Voir plus &lt;/p&gt;&lt;/div&gt;&lt;/article&gt; &lt;article class="view"&gt;&lt;img class="pelle" src="images/pelles/0511.svg" id="La_Sorbonne" alt='11'/&gt;&lt;div class="mask"&gt;&lt;h2&gt;La Sorbonne&lt;/h2&gt;&lt;p onclick="afficher('La_Sorbonne')"&gt; Voir plus &lt;/p&gt;&lt;/div&gt;&lt;/article&gt; &lt;article class="view"&gt;&lt;img class="pelle" src="images/pelles/0512.svg" id="Ancienne_Ecole_Polytechnique" alt='12'/&gt;&lt;div class="mask"&gt;&lt;h2&gt;Ancienne Ecole Polytechnique&lt;/h2&gt;&lt;p onclick="afficher('Ancienne_Ecole_Polytechnique')"&gt; Voir plus &lt;/p&gt;&lt;/div&gt;&lt;/article&gt; &lt;article class="view"&gt;&lt;img class="pelle" src="images/pelles/0513.svg" id="Emile_Durkheim" alt='13'/&gt;&lt;div class="mask"&gt;&lt;h2&gt;Emile Durkheim&lt;/h2&gt;&lt;p onclick="afficher('Emile_Durkheim')"&gt; Voir plus &lt;/p&gt;&lt;/div&gt;&lt;/article&gt; &lt;article class="view"&gt;&lt;img class="pelle" src="images/pelles/0514.svg" id="Charles_Péguy" alt='14'/&gt;&lt;div class="mask"&gt;&lt;h2&gt;Charles Péguy&lt;/h2&gt;&lt;p onclick="afficher('Charles_Péguy')"&gt; Voir plus &lt;/p&gt;&lt;/div&gt;&lt;/article&gt; &lt;article class="view"&gt;&lt;img class="pelle" src="images/pelles/0515.svg" id="Collège_des_Ecossais" alt='15'/&gt;&lt;div class="mask"&gt;&lt;h2&gt;Collège des Ecossais&lt;/h2&gt;&lt;p onclick="afficher('Collège_des_Ecossais')"&gt; Voir plus &lt;/p&gt;&lt;/div&gt;&lt;/article&gt; &lt;article class="view"&gt;&lt;img class="pelle" src="images/pelles/0516.svg" id="Collège_des_Grassins" alt='16'/&gt;&lt;div class="mask"&gt;&lt;h2&gt;Collège des Grassins&lt;/h2&gt;&lt;p onclick="afficher('Collège_des_Grassins')"&gt; Voir plus &lt;/p&gt;&lt;/div&gt;&lt;/article&gt; &lt;article class="view"&gt;&lt;img class="pelle" src="images/pelles/0517.svg" id="Les_Bateaux-Omnibus" alt='17'/&gt;&lt;div class="mask"&gt;&lt;h2&gt;Les Bateaux-Omnibus&lt;/h2&gt;&lt;p onclick="afficher('Les_Bateaux-Omnibus')"&gt; Voir plus &lt;/p&gt;&lt;/div&gt;&lt;/article&gt; &lt;article class="view"&gt;&lt;img class="pelle" src="images/pelles/0518.svg" id="Collège_des_Irlandais" alt='18'/&gt;&lt;div class="mask"&gt;&lt;h2&gt;Collège des Irlandais&lt;/h2&gt;&lt;p onclick="afficher('Collège_des_Irlandais')"&gt; Voir plus &lt;/p&gt;&lt;/div&gt;&lt;/article&gt; <text:soft-page-break/>&lt;article class="view"&gt;&lt;img class="pelle" src="images/pelles/0519.svg" id="Rue_de_la_Huchette" alt='19'/&gt;&lt;div class="mask"&gt;&lt;h2&gt;Rue de la Huchette&lt;/h2&gt;&lt;p onclick="afficher('Rue_de_la_Huchette')"&gt; Voir plus &lt;/p&gt;&lt;/div&gt;&lt;/article&gt; &lt;article class="view"&gt;&lt;img class="pelle" src="images/pelles/0520.svg" id="Cyrano_de_Bergerac" alt='20'/&gt;&lt;div class="mask"&gt;&lt;h2&gt;Cyrano de Bergerac&lt;/h2&gt;&lt;p onclick="afficher('Cyrano_de_Bergerac')"&gt; Voir plus &lt;/p&gt;&lt;/div&gt;&lt;/article&gt; &lt;article class="view"&gt;&lt;img class="pelle" src="images/pelles/0521.svg" id="Le_Jardin_des_Plantes" alt='21'/&gt;&lt;div class="mask"&gt;&lt;h2&gt;Le Jardin des Plantes&lt;/h2&gt;&lt;p onclick="afficher('Le_Jardin_des_Plantes')"&gt; Voir plus &lt;/p&gt;&lt;/div&gt;&lt;/article&gt; &lt;article class="view"&gt;&lt;img class="pelle" src="images/pelles/0522.svg" id="Rue_Galande" alt='22'/&gt;&lt;div class="mask"&gt;&lt;h2&gt;Rue Galande&lt;/h2&gt;&lt;p onclick="afficher('Rue_Galande')"&gt; Voir plus &lt;/p&gt;&lt;/div&gt;&lt;/article&gt; &lt;article class="view"&gt;&lt;img class="pelle" src="images/pelles/0523.svg" id="Les_thermes_du_Nord" alt='23'/&gt;&lt;div class="mask"&gt;&lt;h2&gt;Les thermes du Nord&lt;/h2&gt;&lt;p onclick="afficher('Les_thermes_du_Nord')"&gt; Voir plus &lt;/p&gt;&lt;/div&gt;&lt;/article&gt; &lt;article class="view"&gt;&lt;img class="pelle" src="images/pelles/0524.svg" id="Saint-Jacques-du-Haut-Pas" alt='24'/&gt;&lt;div class="mask"&gt;&lt;h2&gt;Saint-Jacques-du-Haut-Pas&lt;/h2&gt;&lt;p onclick="afficher('Saint-Jacques-du-Haut-Pas')"&gt; Voir plus &lt;/p&gt;&lt;/div&gt;&lt;/article&gt; &lt;article class="view"&gt;&lt;img class="pelle" src="images/pelles/0525.svg" id="Rue_Mouffetard" alt='25'/&gt;&lt;div class="mask"&gt;&lt;h2&gt;Rue Mouffetard&lt;/h2&gt;&lt;p onclick="afficher('Rue_Mouffetard')"&gt; Voir plus &lt;/p&gt;&lt;/div&gt;&lt;/article&gt; &lt;article class="view"&gt;&lt;img class="pelle" src="images/pelles/0526.svg" id="Fondation_Curie" alt='26'/&gt;&lt;div class="mask"&gt;&lt;h2&gt;Fondation Curie&lt;/h2&gt;&lt;p onclick="afficher('Fondation_Curie')"&gt; Voir plus &lt;/p&gt;&lt;/div&gt;&lt;/article&gt; &lt;article class="view"&gt;&lt;img class="pelle" src="images/pelles/0527.svg" id="Le_Val_de_Grâce" alt='27'/&gt;&lt;div class="mask"&gt;&lt;h2&gt;Le Val de Grâce&lt;/h2&gt;&lt;p onclick="afficher('Le_Val_de_Grâce')"&gt; Voir plus &lt;/p&gt;&lt;/div&gt;&lt;/article&gt; &lt;article class="view"&gt;&lt;img class="pelle" src="images/pelles/0528.svg" id="Lycée_Henri_IV" alt='28'/&gt;&lt;div class="mask"&gt;&lt;h2&gt;Lycée Henri IV&lt;/h2&gt;&lt;p onclick="afficher('Lycée_Henri_IV')"&gt; Voir plus &lt;/p&gt;&lt;/div&gt;&lt;/article&gt; &lt;article class="view"&gt;&lt;img class="pelle" src="images/pelles/0529.svg" id="Enceinte_de_Philippe_Auguste" alt='29'/&gt;&lt;div class="mask"&gt;&lt;h2&gt;Enceinte de Philippe Auguste&lt;/h2&gt;&lt;p onclick="afficher('Enceinte_de_Philippe_Auguste')"&gt; Voir plus &lt;/p&gt;&lt;/div&gt;&lt;/article&gt; &lt;article class="view"&gt;&lt;img class="pelle" src="images/pelles/0530.svg" id="La_porte_Saint-Jacques" alt='30'/&gt;&lt;div class="mask"&gt;&lt;h2&gt;La porte Saint-Jacques&lt;/h2&gt;&lt;p onclick="afficher('La_porte_Saint-Jacques')"&gt; Voir plus &lt;/p&gt;&lt;/div&gt;&lt;/article&gt; &lt;article class="view"&gt;&lt;img class="pelle" src="images/pelles/0531.svg" id="La_tour_de_Calvin" alt='31'/&gt;&lt;div class="mask"&gt;&lt;h2&gt;La tour de Calvin&lt;/h2&gt;&lt;p onclick="afficher('La_tour_de_Calvin')"&gt; Voir plus &lt;/p&gt;&lt;/div&gt;&lt;/article&gt; &lt;article class="view"&gt;&lt;img class="pelle" src="images/pelles/0532.svg" id="La_Mosquée" alt='32'/&gt;&lt;div class="mask"&gt;&lt;h2&gt;La Mosquée&lt;/h2&gt;&lt;p onclick="afficher('La_Mosquée')"&gt; Voir plus &lt;/p&gt;&lt;/div&gt;&lt;/article&gt; &lt;article class="view"&gt;&lt;img class="pelle" src="images/pelles/0533.svg" id="_La_porte_Saint-Bernard" alt='33'/&gt;&lt;div class="mask"&gt;&lt;h2&gt; La porte Saint-Bernard&lt;/h2&gt;&lt;p onclick="afficher('_La_porte_Saint-Bernard')"&gt; Voir plus &lt;/p&gt;&lt;/div&gt;&lt;/article&gt; &lt;article class="view"&gt;&lt;img class="pelle" src="images/pelles/0534.svg" id="La_faculté_de_Droit" alt='34'/&gt;&lt;div class="mask"&gt;&lt;h2&gt;La faculté de Droit&lt;/h2&gt;&lt;p onclick="afficher('La_faculté_de_Droit')"&gt; Voir plus &lt;/p&gt;&lt;/div&gt;&lt;/article&gt; &lt;article class="view"&gt;&lt;img class="pelle" src="images/pelles/0535.svg" id="Rue_des_Murs" alt='35'/&gt;&lt;div class="mask"&gt;&lt;h2&gt;Rue des Murs&lt;/h2&gt;&lt;p onclick="afficher('Rue_des_Murs')"&gt; Voir plus &lt;/p&gt;&lt;/div&gt;&lt;/article&gt; &lt;article class="view"&gt;&lt;img class="pelle" src="images/pelles/0536.svg" id="L'Eglise_Saint-Séverin" alt='36'/&gt;&lt;div class="mask"&gt;&lt;h2&gt;L'Eglise Saint-Séverin&lt;/h2&gt;&lt;p onclick="afficher('L'Eglise_Saint-Séverin')"&gt; Voir plus &lt;/p&gt;&lt;/div&gt;&lt;/article&gt; &lt;article class="view"&gt;&lt;img class="pelle" src="images/pelles/0537.svg" id="Saint-Benoît_le_Bétourné" alt='37'/&gt;&lt;div class="mask"&gt;&lt;h2&gt;Saint-Benoît le Bétourné&lt;/h2&gt;&lt;p onclick="afficher('Saint-Benoît_le_Bétourné')"&gt; Voir plus &lt;/p&gt;&lt;/div&gt;&lt;/article&gt; &lt;article class="view"&gt;&lt;img class="pelle" <text:soft-page-break/>src="images/pelles/0538.svg" id="Eglise_Saint-Julien-le-Pauvre" alt='38'/&gt;&lt;div class="mask"&gt;&lt;h2&gt;Eglise Saint-Julien-le-Pauvre&lt;/h2&gt;&lt;p onclick="afficher('Eglise_Saint-Julien-le-Pauvre')"&gt; Voir plus &lt;/p&gt;&lt;/div&gt;&lt;/article&gt; &lt;article class="view"&gt;&lt;img class="pelle" src="images/pelles/0539.svg" id="Collège_Sainte-Barbe" alt='39'/&gt;&lt;div class="mask"&gt;&lt;h2&gt;Collège Sainte-Barbe&lt;/h2&gt;&lt;p onclick="afficher('Collège_Sainte-Barbe')"&gt; Voir plus &lt;/p&gt;&lt;/div&gt;&lt;/article&gt; &lt;article class="view"&gt;&lt;img class="pelle" src="images/pelles/0540.svg" id="Institut_du_Monde_Arabe" alt='40'/&gt;&lt;div class="mask"&gt;&lt;h2&gt;Institut du Monde Arabe&lt;/h2&gt;&lt;p onclick="afficher('Institut_du_Monde_Arabe')"&gt; Voir plus &lt;/p&gt;&lt;/div&gt;&lt;/article&gt; &lt;article class="view"&gt;&lt;img class="pelle" src="images/pelles/0541.svg" id="Ampère_découvre_l'électrodynamisque" alt='41'/&gt;&lt;div class="mask"&gt;&lt;h2&gt;Ampère découvre l'électrodynamisque&lt;/h2&gt;&lt;p onclick="afficher('Ampère_découvre_l'électrodynamisque')"&gt; Voir plus &lt;/p&gt;&lt;/div&gt;&lt;/article&gt; &lt;article class="view"&gt;&lt;img class="pelle" src="images/pelles/0542.svg" id="Hotel_Le_Brun" alt='42'/&gt;&lt;div class="mask"&gt;&lt;h2&gt;Hotel Le Brun&lt;/h2&gt;&lt;p onclick="afficher('Hotel_Le_Brun')"&gt; Voir plus &lt;/p&gt;&lt;/div&gt;&lt;/article&gt; &lt;article class="view"&gt;&lt;img class="pelle" src="images/pelles/0543.svg" id="Hotel_de_Nesmond" alt='43'/&gt;&lt;div class="mask"&gt;&lt;h2&gt;Hotel de Nesmond&lt;/h2&gt;&lt;p onclick="afficher('Hotel_de_Nesmond')"&gt;</text:p>
      <text:p text:style-name="Standard"><text:s/>Voir plus &lt;/p&gt;&lt;/div&gt;&lt;/article&gt; &lt;article class="view"&gt;&lt;img class="pelle" src="images/pelles/0544.svg" id="Hotel_des_Abbes_de_Cluny" alt='44'/&gt;&lt;div class="mask"&gt;&lt;h2&gt;Hotel des Abbes de Cluny&lt;/h2&gt;&lt;p onclick="afficher('Hotel_des_Abbes_de_Cluny')"&gt; Voir plus &lt;/p&gt;&lt;/div&gt;&lt;/article&gt; &lt;article class="view"&gt;&lt;img class="pelle" src="images/pelles/0545.svg" id="Hotel_de_Scipion_Sardini" alt='45'/&gt;&lt;div class="mask"&gt;&lt;h2&gt;Hotel de Scipion Sardini&lt;/h2&gt;&lt;p onclick="afficher('Hotel_de_Scipion_Sardini')"&gt; Voir plus &lt;/p&gt;&lt;/div&gt;&lt;/article&gt; &lt;article class="view"&gt;&lt;img class="pelle" src="images/pelles/0546.svg" id="Dante_rédige_la_Divine_Comédie" alt='46'/&gt;&lt;div class="mask"&gt;&lt;h2&gt;Dante rédige la Divine Comédie&lt;/h2&gt;&lt;p onclick="afficher('Dante_rédige_la_Divine_Comédie')"&gt; Voir plus &lt;/p&gt;&lt;/div&gt;&lt;/article&gt; &lt;article class="view"&gt;&lt;img class="pelle" src="images/pelles/0547.svg" id="La_mairie_du_Ve_arrondissement" alt='47'/&gt;&lt;div class="mask"&gt;&lt;h2&gt;La mairie du Ve arrondissement&lt;/h2&gt;&lt;p onclick="afficher('La_mairie_du_Ve_arrondissement')"&gt; Voir plus &lt;/p&gt;&lt;/div&gt;&lt;/article&gt; &lt;article class="view"&gt;&lt;img class="pelle" src="images/pelles/0548.svg" id="Le_Panthéon" alt='48'/&gt;&lt;div class="mask"&gt;&lt;h2&gt;Le Panthéon&lt;/h2&gt;&lt;p onclick="afficher('Le_Panthéon')"&gt; Voir plus &lt;/p&gt;&lt;/div&gt;&lt;/article&gt; &lt;article class="view"&gt;&lt;img class="pelle" src="images/pelles/0549.svg" id="L'abbaye__Saint-Victor" alt='49'/&gt;&lt;div class="mask"&gt;&lt;h2&gt;L'abbaye <text:s/>Saint-Victor&lt;/h2&gt;&lt;p onclick="afficher('L'abbaye__Saint-Victor')"&gt; Voir plus &lt;/p&gt;&lt;/div&gt;&lt;/article&gt; &lt;article class="view"&gt;&lt;img class="pelle" src="images/pelles/0550.svg" id="L'_E.S.P.C.I" alt='50'/&gt;&lt;div class="mask"&gt;&lt;h2&gt;L' E.S.P.C.I&lt;/h2&gt;&lt;p onclick="afficher('L'_E.S.P.C.I')"&gt; Voir plus &lt;/p&gt;&lt;/div&gt;&lt;/article&gt; &lt;article class="view"&gt;&lt;img class="pelle" src="images/pelles/0551.svg" id="Les_avaleurs_de_nefs" alt='51'/&gt;&lt;div class="mask"&gt;&lt;h2&gt;Les avaleurs de nefs&lt;/h2&gt;&lt;p onclick="afficher('Les_avaleurs_de_nefs')"&gt; Voir plus &lt;/p&gt;&lt;/div&gt;&lt;/article&gt; &lt;article class="view"&gt;&lt;img class="pelle" src="images/pelles/0552.svg" id="Eglise_Saint-Etienne_du_Mont" alt='52'/&gt;&lt;div class="mask"&gt;&lt;h2&gt;Eglise Saint-Etienne du Mont&lt;/h2&gt;&lt;p onclick="afficher('Eglise_Saint-Etienne_du_Mont')"&gt; Voir plus &lt;/p&gt;&lt;/div&gt;&lt;/article&gt; &lt;article class="view"&gt;&lt;img class="pelle" src="images/pelles/0553.svg" id="Pont_au_Double" alt='53'/&gt;&lt;div class="mask"&gt;&lt;h2&gt;Pont au Double&lt;/h2&gt;&lt;p onclick="afficher('Pont_au_Double')"&gt; Voir plus &lt;/p&gt;&lt;/div&gt;&lt;/article&gt; &lt;article class="view"&gt;&lt;img class="pelle" src="images/pelles/0554.svg" id="Les_Arènes_de_Lutèce" alt='54'/&gt;&lt;div class="mask"&gt;&lt;h2&gt;Les Arènes de Lutèce&lt;/h2&gt;&lt;p onclick="afficher('Les_Arènes_de_Lutèce')"&gt; Voir plus &lt;/p&gt;&lt;/div&gt;&lt;/article&gt; &lt;article class="view"&gt;&lt;img class="pelle" src="images/pelles/0555.svg" id="Le_laboratoire_de_physique_de_l'E.N.S" alt='55'/&gt;&lt;div class="mask"&gt;&lt;h2&gt;Le laboratoire de <text:soft-page-break/>physique de l'E.N.S&lt;/h2&gt;&lt;p onclick="afficher('Le_laboratoire_de_physique_de_l'E.N.S')"&gt; Voir plus &lt;/p&gt;&lt;/div&gt;&lt;/article&gt; &lt;article class="view"&gt;&lt;img class="pelle" src="images/pelles/0556.svg" id="La_porte_Saint-Victor" alt='56'/&gt;&lt;div class="mask"&gt;&lt;h2&gt;La porte Saint-Victor&lt;/h2&gt;&lt;p onclick="afficher('La_porte_Saint-Victor')"&gt; Voir plus &lt;/p&gt;&lt;/div&gt;&lt;/article&gt; &lt;article class="view"&gt;&lt;img class="pelle" src="images/pelles/0557.svg" id="Hotel_du_duc_d'Orléans" alt='57'/&gt;&lt;div class="mask"&gt;&lt;h2&gt;Hotel du duc d'Orléans&lt;/h2&gt;&lt;p onclick="afficher('Hotel_du_duc_d'Orléans')"&gt; Voir plus &lt;/p&gt;&lt;/div&gt;&lt;/article&gt; &lt;article class="view"&gt;&lt;img class="pelle" src="images/pelles/0558.svg" id="Collège_Coqueret_et_le_naissance_de_la_Pléiade" alt='58'/&gt;&lt;div class="mask"&gt;&lt;h2&gt;Collège Coqueret et le naissance de la Pléiade&lt;/h2&gt;&lt;p onclick="afficher('Collège_Coqueret_et_le_naissance_de_la_Pléiade')"&gt; Voir plus &lt;/p&gt;&lt;/div&gt;&lt;/article&gt; &lt;article class="view"&gt;&lt;img class="pelle" src="images/pelles/0559.svg" id="Hotel_de_Laffemas" alt='59'/&gt;&lt;div class="mask"&gt;&lt;h2&gt;Hotel de Laffemas&lt;/h2&gt;&lt;p onclick="afficher('Hotel_de_Laffemas')"&gt; Voir plus &lt;/p&gt;&lt;/div&gt;&lt;/article&gt; &lt;article class="view"&gt;&lt;img class="pelle" src="images/pelles/0560.svg" id="Eglise_Saint-Médard" alt='60'/&gt;&lt;div class="mask"&gt;&lt;h2&gt;Eglise Saint-Médard&lt;/h2&gt;&lt;p onclick="afficher('Eglise_Saint-Médard')"&gt; Voir plus &lt;/p&gt;&lt;/div&gt;&lt;/article&gt; &lt;article class="view"&gt;&lt;img class="pelle" src="images/pelles/0561.svg" id="Les_premiers_paratonnerres" alt='61'/&gt;&lt;div class="mask"&gt;&lt;h2&gt;Les premiers paratonnerres&lt;/h2&gt;&lt;p onclick="afficher('Les_premiers_paratonnerres')"&gt; Voir plus &lt;/p&gt;&lt;/div&gt;&lt;/artic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d chab</meta:initial-creator>
    <meta:creation-date>2021-05-11T21:27:22.32</meta:creation-date>
    <dc:date>2021-05-27T23:49:31</dc:date>
    <dc:creator>did chab</dc:creator>
    <meta:editing-duration>PT1M23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4" meta:paragraph-count="2" meta:word-count="807" meta:character-count="14288"/>
  </office:meta>
</office:document-meta>
</file>